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W-MOE-Std-Kai" svg:font-family="TW-MOE-Std-Kai"/>
    <style:font-face style:name="Ubuntu Mono" svg:font-family="'Ubuntu Mono'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3964"/>
    </style:style>
    <style:style style:name="P2" style:family="paragraph" style:parent-style-name="Standard">
      <style:text-properties fo:font-size="14pt" style:font-size-asian="14pt" style:font-size-complex="8.39999961853027pt"/>
    </style:style>
    <style:style style:name="P3" style:family="paragraph" style:parent-style-name="Standard">
      <style:text-properties fo:font-size="14pt" officeooo:rsid="000da7f3" officeooo:paragraph-rsid="000da7f3" style:font-size-asian="14pt" style:font-size-complex="8.39999961853027pt"/>
    </style:style>
    <style:style style:name="P4" style:family="paragraph" style:parent-style-name="Standard">
      <style:text-properties fo:font-size="14pt" officeooo:paragraph-rsid="000da7f3" style:font-size-asian="14pt" style:font-size-complex="8.39999961853027pt"/>
    </style:style>
    <style:style style:name="P5" style:family="paragraph" style:parent-style-name="Standard">
      <style:text-properties fo:font-size="14pt" style:font-size-asian="14pt" style:font-size-complex="8.39999961853027pt"/>
    </style:style>
    <style:style style:name="P6" style:family="paragraph" style:parent-style-name="Standard">
      <style:text-properties fo:font-size="14pt" officeooo:paragraph-rsid="000efead" style:font-size-asian="14pt" style:font-size-complex="8.39999961853027pt"/>
    </style:style>
    <style:style style:name="T1" style:family="text">
      <style:text-properties officeooo:rsid="000c3964"/>
    </style:style>
    <style:style style:name="T2" style:family="text">
      <style:text-properties officeooo:rsid="000da7f3"/>
    </style:style>
    <style:style style:name="T3" style:family="text">
      <style:text-properties officeooo:rsid="000e6120"/>
    </style:style>
    <style:style style:name="T4" style:family="text">
      <style:text-properties officeooo:rsid="000ef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e201404201324</text:span></text:p>
      <text:p text:style-name="P6"><text:span text:style-name="T4">1.filter-&gt;disort-&gt;mosaic可以製造碎玻璃效果</text:span></text:p>
      <text:p text:style-name="P6"><text:span text:style-name="T4">2.filter-&gt;disort-&gt;iwarp可以建立膨脹動畫</text:span></text:p>
      <text:p text:style-name="P6"><text:span text:style-name="T4">3.filter-&gt;light&amp;shadow-&gt;lighting effect可以製作燈光明暗效果</text:span></text:p>
      <text:p text:style-name="P6"><text:span text:style-name="T4">4.select-&gt;shrink/grow可以縮小/擴大選區</text:span></text:p>
      <text:p text:style-name="P6"><text:span text:style-name="T4">5.右鍵圖層-&gt;remove alpha channel可以把透明圖層換成背景色</text:span></text:p>
      <text:p text:style-name="P6"><text:span text:style-name="T4">6.右鍵圖層-&gt;alpha to selection可以選擇透明外區域</text:span></text:p>
      <text:p text:style-name="P2"/>
      <text:p text:style-name="P2">e201310041036</text:p>
      <text:p text:style-name="P2"><text:span text:style-name="T1">做水:filter裡render-&gt;clouds-&gt;solid noise可以形成水樣,再去colour-&gt;colorize把顏色調成藍色,再去Filter All layers搜個map,調個z度.</text:span></text:p>
      <text:p text:style-name="P2"/>
      <text:p text:style-name="P4">e201<text:span text:style-name="T2">402271441</text:span></text:p>
      <text:p text:style-name="P3">1.新建素材.xcf和畫布00000.xcf.</text:p>
      <text:p text:style-name="P3">2.畫素材.</text:p>
      <text:p text:style-name="P3">3.畫布<text:span text:style-name="T4">1</text:span>0000.xcf執行video-&gt;duplicate frames.</text:p>
      <text:p text:style-name="P3">4.畫布<text:span text:style-name="T4">1</text:span>0000.xcf執行video-&gt;move path.</text:p>
      <text:p text:style-name="P3">5.move path窗口中,如衹用一<text:span text:style-name="T4">幀</text:span>素材則不要loop.</text:p>
      <text:p text:style-name="P3">6.畫布00000.xcf執行video-&gt;frames to image,注意gif的時間衹有此時可以更改.完成後新彈出xcf文件窗口.</text:p>
      <text:p text:style-name="P3">7.將新xcf導出gif文件即可.</text:p>
      <text:p text:style-name="P3"/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W-MOE-Std-Kai" svg:font-family="TW-MOE-Std-Kai"/>
    <style:font-face style:name="Ubuntu Mono" svg:font-family="'Ubuntu Mono'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20pt" fo:language="en" fo:country="US" style:letter-kerning="true" style:font-size-asian="2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 Mono" fo:font-size="20pt" fo:language="en" fo:country="US" style:letter-kerning="true" style:font-name-asian="TW-MOE-Std-Kai" style:font-size-asian="2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size="14pt" style:font-name-asian="TW-MOE-Std-Ka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Ubuntu Mono" fo:font-size="12pt" style:font-name-asian="TW-MOE-Std-Kai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Mono" fo:font-size="12pt" fo:font-style="italic" style:font-name-asian="TW-MOE-Std-Kai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size="12pt" style:font-name-asian="TW-MOE-Std-Kai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0c3964"/>
    </style:style>
    <style:page-layout style:name="Mpm1">
      <style:page-layout-properties fo:page-width="8.5in" fo:page-height="11in" style:num-format="1" style:print-orientation="portrait" fo:margin-top="0.166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學gimp的筆記和疑問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3-10-04T10:35:18</meta:creation-date>
    <dc:date>2014-04-20T13:28:58</dc:date>
    <meta:editing-duration>PT2H52M33S</meta:editing-duration>
    <meta:editing-cycles>5</meta:editing-cycles>
    <meta:generator>LibreOffice/4.0.2.2$Linux_x86 LibreOffice_project/400m0$Build-2</meta:generator>
    <dc:creator>ejsoon </dc:creator>
    <meta:document-statistic meta:table-count="0" meta:image-count="0" meta:object-count="0" meta:page-count="1" meta:paragraph-count="18" meta:word-count="222" meta:character-count="588" meta:non-whitespace-character-count="571"/>
  </office:meta>
</office:document-meta>
</file>